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uesProperty.isValueElement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sProperty.getJcrValue( Element valueElement , int defaultType , ValueFactory valueFacto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aluesProperty.toXml( Document docu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ValuesProperty.getJcrValue( int propertyType , ValueFactory valueFa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aluesProperty.getJcr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luesPropert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sProperty.getJcrValues( int propertyType , ValueFactory valueFa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aluesProperty.ValuesProperty( Value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luesProperty.ValuesProperty( DavProperty property , int defaultType , ValueFactory valueFactory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ValuesProperty.getValue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sProperty.getJcr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luesProperty.ValuesProperty( Value [ ] valu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luesProperty.checkPropertyName( DavPropertyName req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